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3d1c7" officeooo:paragraph-rsid="0003d1c7"/>
    </style:style>
    <style:style style:name="P2" style:family="paragraph" style:parent-style-name="Standard">
      <style:text-properties officeooo:rsid="0003d1c7" officeooo:paragraph-rsid="0003d1c7"/>
    </style:style>
    <style:style style:name="P3" style:family="paragraph" style:parent-style-name="Text_20_body" style:list-style-name="L1">
      <style:text-properties officeooo:rsid="0003d1c7" officeooo:paragraph-rsid="0003d1c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Cohort Project </text:p>
      <text:p text:style-name="Text_20_body"/>
      <text:p text:style-name="Subtitle">Medium-clone</text:p>
      <text:p text:style-name="Text_20_body"/>
      <text:h text:style-name="P1" text:outline-level="1">Backend</text:h>
      <text:list xml:id="list1779639221" text:style-name="L1">
        <text:list-item>
          <text:p text:style-name="P3">Using cloudflare serverless service</text:p>
        </text:list-item>
        <text:list-item>
          <text:p text:style-name="P3">postgress as database</text:p>
        </text:list-item>
        <text:list-item>
          <text:p text:style-name="P3">using prisma as ORM</text:p>
        </text:list-item>
        <text:list-item>
          <text:p text:style-name="P3">connection pooling because we are using cloudflare workers</text:p>
        </text:list-item>
        <text:list-item>
          <text:p text:style-name="P3">created a connection pool using prisma accelerate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06:18.599218117</meta:creation-date>
    <dc:date>2024-03-27T11:15:50.872959979</dc:date>
    <meta:editing-duration>PT9M33S</meta:editing-duration>
    <meta:editing-cycles>1</meta:editing-cycles>
    <meta:document-statistic meta:table-count="0" meta:image-count="0" meta:object-count="0" meta:page-count="1" meta:paragraph-count="8" meta:word-count="35" meta:character-count="222" meta:non-whitespace-character-count="198"/>
    <meta:generator>LibreOffice/7.3.7.2$Linux_X86_64 LibreOffice_project/30$Build-2</meta:generator>
  </office:meta>
</office:document-meta>
</file>